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>
      <style:table-properties style:width="14.31cm" table:align="center" fo:background-color="transparent">
        <style:background-image/>
      </style:table-properties>
    </style:style>
    <style:style style:name="Tabel1.A" style:family="table-column">
      <style:table-column-properties style:column-width="1.489cm"/>
    </style:style>
    <style:style style:name="Tabel1.B" style:family="table-column">
      <style:table-column-properties style:column-width="1.42cm"/>
    </style:style>
    <style:style style:name="Tabel1.C" style:family="table-column">
      <style:table-column-properties style:column-width="1.49cm"/>
    </style:style>
    <style:style style:name="Tabel1.D" style:family="table-column">
      <style:table-column-properties style:column-width="1.395cm"/>
    </style:style>
    <style:style style:name="Tabel1.F" style:family="table-column">
      <style:table-column-properties style:column-width="1.515cm"/>
    </style:style>
    <style:style style:name="Tabel1.I" style:family="table-column">
      <style:table-column-properties style:column-width="1.492cm"/>
    </style:style>
    <style:style style:name="Tabel1.J" style:family="table-column">
      <style:table-column-properties style:column-width="1.323cm"/>
    </style:style>
    <style:style style:name="Tabel1.1" style:family="table-row">
      <style:table-row-properties style:min-row-height="0.697cm" fo:background-color="transparent">
        <style:background-image/>
      </style:table-row-properties>
    </style:style>
    <style:style style:name="Tabel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1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el1.H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1.2" style:family="table-row">
      <style:table-row-properties style:min-row-height="0.601cm"/>
    </style:style>
    <style:style style:name="Tabel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1.B2" style:family="table-cell">
      <style:table-cell-properties fo:padding="0.049cm" fo:border-left="none" fo:border-right="none" fo:border-top="none" fo:border-bottom="0.05pt solid #000000" style:writing-mode="page"/>
    </style:style>
    <style:style style:name="Tabel1.J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1.14" style:family="table-row">
      <style:table-row-properties style:min-row-height="0.635cm"/>
    </style:style>
    <style:style style:name="Table1" style:family="table" style:master-page-name="">
      <style:table-properties style:width="7.408cm" fo:margin-left="4.807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284cm"/>
    </style:style>
    <style:style style:name="Table1.B" style:family="table-column">
      <style:table-column-properties style:column-width="2.021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1.515cm"/>
    </style:style>
    <style:style style:name="Table1.1" style:family="table-row">
      <style:table-row-properties style:min-row-height="0.601cm"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69cm" fo:background-color="transparent">
        <style:background-image/>
      </style:table-row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style:min-row-height="0.681cm" fo:background-color="transparent">
        <style:background-image/>
      </style:table-row-properties>
    </style:style>
    <style:style style:name="Table1.4" style:family="table-row">
      <style:table-row-properties style:min-row-height="0.626cm" fo:background-color="transparent">
        <style:background-image/>
      </style:table-row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ubtitle">
      <style:text-properties fo:language="pt" fo:country="PT" officeooo:rsid="001a84b9" officeooo:paragraph-rsid="000c8766"/>
    </style:style>
    <style:style style:name="P2" style:family="paragraph" style:parent-style-name="Title">
      <style:text-properties officeooo:rsid="000b690f" officeooo:paragraph-rsid="000b690f"/>
    </style:style>
    <style:style style:name="P3" style:family="paragraph" style:parent-style-name="Footer">
      <style:text-properties officeooo:paragraph-rsid="001d01d8"/>
    </style:style>
    <style:style style:name="P4" style:family="paragraph" style:parent-style-name="Header">
      <style:text-properties fo:language="pt" fo:country="PT" officeooo:paragraph-rsid="000b690f"/>
    </style:style>
    <style:style style:name="P5" style:family="paragraph" style:parent-style-name="Header">
      <style:text-properties officeooo:paragraph-rsid="000b690f"/>
    </style:style>
    <style:style style:name="P6" style:family="paragraph" style:parent-style-name="Heading_20_1">
      <style:paragraph-properties fo:text-align="center" style:justify-single-word="false"/>
      <style:text-properties officeooo:rsid="000c8766" officeooo:paragraph-rsid="000c8766"/>
    </style:style>
    <style:style style:name="P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4fd25" officeooo:paragraph-rsid="0024fd2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Heading_20_1">
      <style:paragraph-properties fo:text-align="center" style:justify-single-word="false"/>
      <style:text-properties officeooo:paragraph-rsid="000c8766"/>
    </style:style>
    <style:style style:name="P9" style:family="paragraph" style:parent-style-name="Table_20_Contents">
      <style:paragraph-properties fo:text-align="center" style:justify-single-word="false"/>
      <style:text-properties officeooo:rsid="0011dee2" officeooo:paragraph-rsid="0011dee2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1dee2" officeooo:paragraph-rsid="0011dee2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ed3" officeooo:paragraph-rsid="00135e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35ed3" officeooo:paragraph-rsid="00135e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  <style:text-properties fo:font-weight="bold" officeooo:rsid="0011dee2" officeooo:paragraph-rsid="0011dee2" style:font-weight-asian="bold" style:font-weight-complex="bold"/>
    </style:style>
    <style:style style:name="P1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35ed3" officeooo:paragraph-rsid="00135e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text-align="justify" style:justify-single-word="false"/>
      <style:text-properties officeooo:paragraph-rsid="000c8766"/>
    </style:style>
    <style:style style:name="P18" style:family="paragraph" style:parent-style-name="Text_20_body">
      <style:paragraph-properties fo:text-align="justify" style:justify-single-word="false"/>
      <style:text-properties officeooo:paragraph-rsid="000f5975"/>
    </style:style>
    <style:style style:name="P19" style:family="paragraph" style:parent-style-name="Text_20_body">
      <style:paragraph-properties fo:text-align="justify" style:justify-single-word="false"/>
      <style:text-properties officeooo:paragraph-rsid="0010865e"/>
    </style:style>
    <style:style style:name="P20" style:family="paragraph" style:parent-style-name="Text_20_body">
      <style:paragraph-properties fo:text-align="justify" style:justify-single-word="false"/>
      <style:text-properties officeooo:rsid="000c8766" officeooo:paragraph-rsid="000f5975"/>
    </style:style>
    <style:style style:name="P21" style:family="paragraph" style:parent-style-name="Text_20_body">
      <style:paragraph-properties fo:text-align="center" style:justify-single-word="false"/>
      <style:text-properties officeooo:rsid="00135ed3" officeooo:paragraph-rsid="00135ed3"/>
    </style:style>
    <style:style style:name="P22" style:family="paragraph" style:parent-style-name="Text_20_body">
      <style:paragraph-properties fo:text-align="center" style:justify-single-word="false"/>
      <style:text-properties officeooo:paragraph-rsid="0013ef6c"/>
    </style:style>
    <style:style style:name="P23" style:family="paragraph" style:parent-style-name="Text_20_body">
      <style:paragraph-properties fo:text-align="justify" style:justify-single-word="false"/>
      <style:text-properties officeooo:rsid="00169123" officeooo:paragraph-rsid="00169123"/>
    </style:style>
    <style:style style:name="P24" style:family="paragraph" style:parent-style-name="Text_20_body">
      <style:text-properties officeooo:rsid="0018b2e2" officeooo:paragraph-rsid="001e6da8"/>
    </style:style>
    <style:style style:name="P25" style:family="paragraph" style:parent-style-name="Text_20_body">
      <style:text-properties officeooo:rsid="00195ef8" officeooo:paragraph-rsid="001e1e5c"/>
    </style:style>
    <style:style style:name="P26" style:family="paragraph" style:parent-style-name="Text_20_body">
      <style:text-properties officeooo:rsid="001e595c" officeooo:paragraph-rsid="001e595c"/>
    </style:style>
    <style:style style:name="P27" style:family="paragraph" style:parent-style-name="Text_20_body">
      <style:paragraph-properties fo:text-align="justify" style:justify-single-word="false"/>
      <style:text-properties officeooo:rsid="00222998" officeooo:paragraph-rsid="00222998"/>
    </style:style>
    <style:style style:name="P28" style:family="paragraph" style:parent-style-name="Text_20_body">
      <style:text-properties officeooo:paragraph-rsid="001fd2a7"/>
    </style:style>
    <style:style style:name="P29" style:family="paragraph" style:parent-style-name="Text_20_body">
      <style:text-properties officeooo:paragraph-rsid="001e6da8"/>
    </style:style>
    <style:style style:name="P30" style:family="paragraph" style:parent-style-name="Text_20_body">
      <style:text-properties officeooo:rsid="0029be9f" officeooo:paragraph-rsid="0029be9f"/>
    </style:style>
    <style:style style:name="P31" style:family="paragraph" style:parent-style-name="Text_20_body">
      <style:text-properties officeooo:rsid="002ba88f" officeooo:paragraph-rsid="002ba88f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officeooo:rsid="001e595c" officeooo:paragraph-rsid="001e595c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officeooo:rsid="00195ef8" officeooo:paragraph-rsid="001e1e5c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officeooo:rsid="00195ef8" officeooo:paragraph-rsid="001d01d8"/>
    </style:style>
    <style:style style:name="P35" style:family="paragraph" style:parent-style-name="Text_20_body">
      <style:paragraph-properties fo:margin-left="1.251cm" fo:margin-right="0cm" fo:margin-top="0cm" fo:margin-bottom="0cm" loext:contextual-spacing="false" fo:line-height="0.55cm" fo:text-indent="0cm" style:auto-text-indent="false"/>
      <style:text-properties officeooo:rsid="001e595c" officeooo:paragraph-rsid="001e595c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officeooo:rsid="001e595c" officeooo:paragraph-rsid="001e595c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1e595c" officeooo:paragraph-rsid="001e595c"/>
    </style:style>
    <style:style style:name="T1" style:family="text">
      <style:text-properties officeooo:rsid="002b6040"/>
    </style:style>
    <style:style style:name="T2" style:family="text">
      <style:text-properties officeooo:rsid="002763f1"/>
    </style:style>
    <style:style style:name="T3" style:family="text">
      <style:text-properties fo:language="pt" fo:country="PT" officeooo:rsid="002b6040"/>
    </style:style>
    <style:style style:name="T4" style:family="text">
      <style:text-properties fo:language="pt" fo:country="PT" officeooo:rsid="002763f1"/>
    </style:style>
    <style:style style:name="T5" style:family="text">
      <style:text-properties fo:language="pt" fo:country="PT" officeooo:rsid="000b690f"/>
    </style:style>
    <style:style style:name="T6" style:family="text">
      <style:text-properties officeooo:rsid="002e7456"/>
    </style:style>
    <style:style style:name="T7" style:family="text">
      <style:text-properties officeooo:rsid="000d710d"/>
    </style:style>
    <style:style style:name="T8" style:family="text">
      <style:text-properties officeooo:rsid="000f5975"/>
    </style:style>
    <style:style style:name="T9" style:family="text">
      <style:text-properties officeooo:rsid="001030ab"/>
    </style:style>
    <style:style style:name="T10" style:family="text">
      <style:text-properties officeooo:rsid="0010865e"/>
    </style:style>
    <style:style style:name="T11" style:family="text">
      <style:text-properties officeooo:rsid="000c8766"/>
    </style:style>
    <style:style style:name="T12" style:family="text">
      <style:text-properties officeooo:rsid="0010e071"/>
    </style:style>
    <style:style style:name="T13" style:family="text">
      <style:text-properties officeooo:rsid="00135ed3"/>
    </style:style>
    <style:style style:name="T14" style:family="text">
      <style:text-properties officeooo:rsid="0013ef6c"/>
    </style:style>
    <style:style style:name="T15" style:family="text">
      <style:text-properties officeooo:rsid="00152151"/>
    </style:style>
    <style:style style:name="T16" style:family="text">
      <style:text-properties officeooo:rsid="00169123"/>
    </style:style>
    <style:style style:name="T17" style:family="text">
      <style:text-properties officeooo:rsid="0018b2e2"/>
    </style:style>
    <style:style style:name="T18" style:family="text">
      <style:text-properties officeooo:rsid="00195ef8"/>
    </style:style>
    <style:style style:name="T19" style:family="text">
      <style:text-properties fo:color="#c9211e" fo:font-weight="bold" style:font-weight-asian="bold" style:font-weight-complex="bold"/>
    </style:style>
    <style:style style:name="T20" style:family="text">
      <style:text-properties fo:color="#c9211e" fo:font-weight="bold" officeooo:rsid="001bbd7e" style:font-weight-asian="bold" style:font-weight-complex="bold"/>
    </style:style>
    <style:style style:name="T21" style:family="text">
      <style:text-properties fo:color="#c9211e" fo:font-weight="bold" officeooo:rsid="001e17dd" style:font-weight-asian="bold" style:font-weight-complex="bold"/>
    </style:style>
    <style:style style:name="T22" style:family="text">
      <style:text-properties officeooo:rsid="001bbd7e"/>
    </style:style>
    <style:style style:name="T23" style:family="text">
      <style:text-properties fo:color="#2a6099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officeooo:rsid="001e9da2"/>
    </style:style>
    <style:style style:name="T27" style:family="text">
      <style:text-properties officeooo:rsid="001fd2a7"/>
    </style:style>
    <style:style style:name="T28" style:family="text">
      <style:text-properties officeooo:rsid="0021923d"/>
    </style:style>
    <style:style style:name="T29" style:family="text">
      <style:text-properties officeooo:rsid="0023d714"/>
    </style:style>
    <style:style style:name="T30" style:family="text">
      <style:text-properties officeooo:rsid="002512a2"/>
    </style:style>
    <style:style style:name="T31" style:family="text">
      <style:text-properties officeooo:rsid="00255f0b"/>
    </style:style>
    <style:style style:name="T32" style:family="text">
      <style:text-properties officeooo:rsid="00273f97"/>
    </style:style>
    <style:style style:name="T33" style:family="text">
      <style:text-properties officeooo:rsid="00288d5f"/>
    </style:style>
    <style:style style:name="T34" style:family="text">
      <style:text-properties officeooo:rsid="002b7533"/>
    </style:style>
    <style:style style:name="T35" style:family="text">
      <style:text-properties fo:color="#ffd428" fo:font-weight="normal" style:font-weight-asian="normal" style:font-weight-complex="normal"/>
    </style:style>
    <style:style style:name="T36" style:family="text">
      <style:text-properties fo:color="#ff0000" fo:font-weight="bold" style:font-weight-asian="bold" style:font-weight-complex="bold"/>
    </style:style>
    <style:style style:name="T37" style:family="text">
      <style:text-properties officeooo:rsid="002f3a94"/>
    </style:style>
    <style:style style:name="T38" style:family="text">
      <style:text-properties officeooo:rsid="002f5d64"/>
    </style:style>
    <style:style style:name="T39" style:family="text">
      <style:text-properties officeooo:rsid="002f80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eiro Trabalho de Métodos de Apoio à Decisão CC3003</text:p>
      <text:p text:style-name="P1">Pedro Miguel Ribeiro Carvalho, up201805068</text:p>
      <text:p text:style-name="P1">João <text:span text:style-name="T6">Paulo Macedo </text:span>Sampaio, up201805112<text:tab/></text:p>
      <text:h text:style-name="P6" text:outline-level="1"/>
      <text:h text:style-name="P6" text:outline-level="1">Resumo</text:h>
      <text:p text:style-name="P19"><text:span text:style-name="T11">Este trabalho foi proposto na cadeira de Métodos de Apoio à Decisão CC3003 com o objetivo de estudar programação linear usando um problema de produção de </text:span><text:span text:style-name="T10">três tipos de </text:span><text:span text:style-name="T11">marmelada, <text:s/></text:span><text:span text:style-name="T10">regular (R), classica (C) e intensa (I), </text:span><text:span text:style-name="T11">e exportação </text:span><text:span text:style-name="T10">do</text:span><text:span text:style-name="T11"> planeta Terra para outros planetas, no ano de 205</text:span><text:span text:style-name="T28">7</text:span><text:span text:style-name="T11">. </text:span><text:span text:style-name="T12">A previsão atual para os preços unitários (em moedas solares) para 2057 são apresentados na figura n.º 1. </text:span><text:span text:style-name="T15">Por outro lado, de</text:span><text:span text:style-name="T12"> </text:span><text:span text:style-name="T15">referir </text:span><text:span text:style-name="T12">que a</text:span><text:span text:style-name="T10"> fase de produção consiste em três diferentes operações: cleaning, cooking e packing. Isto permite que cada linha de produção produza os diferentes tipos de marmelada com </text:span><text:span text:style-name="T15">uma</text:span><text:span text:style-name="T10"> capacidade definida na figura n.º 2. </text:span><text:span text:style-name="T15">É também importante mencionar que <text:s/>neste contexto</text:span><text:span text:style-name="T10"> </text:span><text:span text:style-name="T15">a quantidade que é possível transportar para cada planeta está limitada a 100 unidades. </text:span><text:span text:style-name="T12">Finalmente</text:span><text:span text:style-name="T8">, neste trabalho usamos <text:s/>MathProg para a criação dos modelos </text:span><text:span text:style-name="T10">de</text:span><text:span text:style-name="T8"> resolução dos problemas propostos.</text:span></text:p>
      <text:h text:style-name="P6" text:outline-level="1">Introdução</text:h>
      <text:p text:style-name="P18">O trabalho está divido em quatro questões. A primeira tem como objetivo a construção de um modelo para formular um problema de otimização linear para maximizar a receita, tendo em conta que <text:span text:style-name="T9">todo o produto </text:span><text:span text:style-name="T15">que é </text:span><text:span text:style-name="T9">produzido num determinado mês tem de ser vendido nesse mesmo mês. </text:span><text:span text:style-name="T15">De seguida, na segunda questão é pedido que se determine a receita ótima e o respetivo plano de produção, ou seja, a quantidade máxima que se pode obter pela venda das marmeladas e as respetivas quantidades para cada mês. Por outro lado, na terceira questão é </text:span><text:span text:style-name="T16">exigido que se determine em qual das linhas de produção a empresa pode aumentar a capacidade de forma a obter uma receita ainda maior. Por fim, na última questão é nos dito para resolver o problema novamente mas com a diferença que não é necessário vender tudo que é produzido ou seja alguns produtos são guardados em inventário com o custo de uma solarcoin por mês para cada unidade de marmelada. </text:span><text:span text:style-name="T30">Contudo, ///////////////////////////////////////////////////////////////</text:span></text:p>
      <text:p text:style-name="P23">Agora, de seguida serão apresentdas as figuras n.º 1 e 2, que representão as tabelas que serão usadas como base para a resolução das questões.</text:p>
      <text:p text:style-name="P23"><text:soft-page-break/>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 table:number-columns-repeated="2"/>
        <table:table-column table:style-name="Tabel1.F"/>
        <table:table-column table:style-name="Tabel1.D" table:number-columns-repeated="2"/>
        <table:table-column table:style-name="Tabel1.I"/>
        <table:table-column table:style-name="Tabel1.J"/>
        <table:table-header-rows>
          <table:table-row table:style-name="Tabel1.1">
            <table:table-cell table:style-name="Tabel1.A1" office:value-type="string">
              <text:p text:style-name="P13"/>
            </table:table-cell>
            <table:table-cell table:style-name="Tabel1.B1" table:number-columns-spanned="3" office:value-type="string">
              <text:p text:style-name="P14">Venus</text:p>
            </table:table-cell>
            <table:covered-table-cell/>
            <table:covered-table-cell/>
            <table:table-cell table:style-name="Tabel1.B1" table:number-columns-spanned="3" office:value-type="string">
              <text:p text:style-name="P14">Mars</text:p>
            </table:table-cell>
            <table:covered-table-cell/>
            <table:covered-table-cell/>
            <table:table-cell table:style-name="Tabel1.H1" table:number-columns-spanned="3" office:value-type="string">
              <text:p text:style-name="P14">Mercury</text:p>
            </table:table-cell>
            <table:covered-table-cell/>
            <table:covered-table-cell/>
          </table:table-row>
        </table:table-header-rows>
        <table:table-row table:style-name="Tabel1.2">
          <table:table-cell table:style-name="Tabel1.A2" office:value-type="string">
            <text:p text:style-name="P10">Month</text:p>
          </table:table-cell>
          <table:table-cell table:style-name="Tabel1.B2" office:value-type="string">
            <text:p text:style-name="P10">R</text:p>
          </table:table-cell>
          <table:table-cell table:style-name="Tabel1.B2" office:value-type="string">
            <text:p text:style-name="P10">C</text:p>
          </table:table-cell>
          <table:table-cell table:style-name="Tabel1.B2" office:value-type="string">
            <text:p text:style-name="P10">I</text:p>
          </table:table-cell>
          <table:table-cell table:style-name="Tabel1.B2" office:value-type="string">
            <text:p text:style-name="P10">R</text:p>
          </table:table-cell>
          <table:table-cell table:style-name="Tabel1.B2" office:value-type="string">
            <text:p text:style-name="P10">C</text:p>
          </table:table-cell>
          <table:table-cell table:style-name="Tabel1.B2" office:value-type="string">
            <text:p text:style-name="P10">I</text:p>
          </table:table-cell>
          <table:table-cell table:style-name="Tabel1.B2" office:value-type="string">
            <text:p text:style-name="P10">R</text:p>
          </table:table-cell>
          <table:table-cell table:style-name="Tabel1.B2" office:value-type="string">
            <text:p text:style-name="P10">C</text:p>
          </table:table-cell>
          <table:table-cell table:style-name="Tabel1.J2" office:value-type="string">
            <text:p text:style-name="P10">I</text:p>
          </table:table-cell>
        </table:table-row>
        <table:table-row>
          <table:table-cell table:style-name="Tabel1.A2" office:value-type="string">
            <text:p text:style-name="P9">1</text:p>
          </table:table-cell>
          <table:table-cell table:style-name="Tabel1.B2" office:value-type="string">
            <text:p text:style-name="P9">12</text:p>
          </table:table-cell>
          <table:table-cell table:style-name="Tabel1.B2" office:value-type="string">
            <text:p text:style-name="P9">13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23</text:p>
          </table:table-cell>
          <table:table-cell table:style-name="Tabel1.B2" office:value-type="string">
            <text:p text:style-name="P9">20</text:p>
          </table:table-cell>
          <table:table-cell table:style-name="Tabel1.B2" office:value-type="string">
            <text:p text:style-name="P9">8</text:p>
          </table:table-cell>
          <table:table-cell table:style-name="Tabel1.B2" office:value-type="string">
            <text:p text:style-name="P9">8</text:p>
          </table:table-cell>
          <table:table-cell table:style-name="Tabel1.J2" office:value-type="string">
            <text:p text:style-name="P9">10</text:p>
          </table:table-cell>
        </table:table-row>
        <table:table-row>
          <table:table-cell table:style-name="Tabel1.A2" office:value-type="string">
            <text:p text:style-name="P9">2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25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35</text:p>
          </table:table-cell>
          <table:table-cell table:style-name="Tabel1.B2" office:value-type="string">
            <text:p text:style-name="P9">20</text:p>
          </table:table-cell>
          <table:table-cell table:style-name="Tabel1.B2" office:value-type="string">
            <text:p text:style-name="P9">7</text:p>
          </table:table-cell>
          <table:table-cell table:style-name="Tabel1.B2" office:value-type="string">
            <text:p text:style-name="P9">5</text:p>
          </table:table-cell>
          <table:table-cell table:style-name="Tabel1.J2" office:value-type="string">
            <text:p text:style-name="P9">11</text:p>
          </table:table-cell>
        </table:table-row>
        <table:table-row>
          <table:table-cell table:style-name="Tabel1.A2" office:value-type="string">
            <text:p text:style-name="P9">3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28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38</text:p>
          </table:table-cell>
          <table:table-cell table:style-name="Tabel1.B2" office:value-type="string">
            <text:p text:style-name="P9">20</text:p>
          </table:table-cell>
          <table:table-cell table:style-name="Tabel1.B2" office:value-type="string">
            <text:p text:style-name="P9">7</text:p>
          </table:table-cell>
          <table:table-cell table:style-name="Tabel1.B2" office:value-type="string">
            <text:p text:style-name="P9">8</text:p>
          </table:table-cell>
          <table:table-cell table:style-name="Tabel1.J2" office:value-type="string">
            <text:p text:style-name="P9">10</text:p>
          </table:table-cell>
        </table:table-row>
        <table:table-row>
          <table:table-cell table:style-name="Tabel1.A2" office:value-type="string">
            <text:p text:style-name="P9">4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32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42</text:p>
          </table:table-cell>
          <table:table-cell table:style-name="Tabel1.B2" office:value-type="string">
            <text:p text:style-name="P9">20</text:p>
          </table:table-cell>
          <table:table-cell table:style-name="Tabel1.B2" office:value-type="string">
            <text:p text:style-name="P9">9</text:p>
          </table:table-cell>
          <table:table-cell table:style-name="Tabel1.B2" office:value-type="string">
            <text:p text:style-name="P9">12</text:p>
          </table:table-cell>
          <table:table-cell table:style-name="Tabel1.J2" office:value-type="string">
            <text:p text:style-name="P9">12</text:p>
          </table:table-cell>
        </table:table-row>
        <table:table-row>
          <table:table-cell table:style-name="Tabel1.A2" office:value-type="string">
            <text:p text:style-name="P9">5</text:p>
          </table:table-cell>
          <table:table-cell table:style-name="Tabel1.B2" office:value-type="string">
            <text:p text:style-name="P9">22</text:p>
          </table:table-cell>
          <table:table-cell table:style-name="Tabel1.B2" office:value-type="string">
            <text:p text:style-name="P9">32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42</text:p>
          </table:table-cell>
          <table:table-cell table:style-name="Tabel1.B2" office:value-type="string">
            <text:p text:style-name="P9">20</text:p>
          </table:table-cell>
          <table:table-cell table:style-name="Tabel1.B2" office:value-type="string">
            <text:p text:style-name="P9">12</text:p>
          </table:table-cell>
          <table:table-cell table:style-name="Tabel1.B2" office:value-type="string">
            <text:p text:style-name="P9">12</text:p>
          </table:table-cell>
          <table:table-cell table:style-name="Tabel1.J2" office:value-type="string">
            <text:p text:style-name="P9">13</text:p>
          </table:table-cell>
        </table:table-row>
        <table:table-row>
          <table:table-cell table:style-name="Tabel1.A2" office:value-type="string">
            <text:p text:style-name="P9">6</text:p>
          </table:table-cell>
          <table:table-cell table:style-name="Tabel1.B2" office:value-type="string">
            <text:p text:style-name="P9">32</text:p>
          </table:table-cell>
          <table:table-cell table:style-name="Tabel1.B2" office:value-type="string">
            <text:p text:style-name="P9">40</text:p>
          </table:table-cell>
          <table:table-cell table:style-name="Tabel1.B2" office:value-type="string">
            <text:p text:style-name="P9">25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50</text:p>
          </table:table-cell>
          <table:table-cell table:style-name="Tabel1.B2" office:value-type="string">
            <text:p text:style-name="P9">35</text:p>
          </table:table-cell>
          <table:table-cell table:style-name="Tabel1.B2" office:value-type="string">
            <text:p text:style-name="P9">22</text:p>
          </table:table-cell>
          <table:table-cell table:style-name="Tabel1.B2" office:value-type="string">
            <text:p text:style-name="P9">20</text:p>
          </table:table-cell>
          <table:table-cell table:style-name="Tabel1.J2" office:value-type="string">
            <text:p text:style-name="P9">15</text:p>
          </table:table-cell>
        </table:table-row>
        <table:table-row>
          <table:table-cell table:style-name="Tabel1.A2" office:value-type="string">
            <text:p text:style-name="P9">7</text:p>
          </table:table-cell>
          <table:table-cell table:style-name="Tabel1.B2" office:value-type="string">
            <text:p text:style-name="P9">13</text:p>
          </table:table-cell>
          <table:table-cell table:style-name="Tabel1.B2" office:value-type="string">
            <text:p text:style-name="P9">45</text:p>
          </table:table-cell>
          <table:table-cell table:style-name="Tabel1.B2" office:value-type="string">
            <text:p text:style-name="P9">52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55</text:p>
          </table:table-cell>
          <table:table-cell table:style-name="Tabel1.B2" office:value-type="string">
            <text:p text:style-name="P9">62</text:p>
          </table:table-cell>
          <table:table-cell table:style-name="Tabel1.B2" office:value-type="string">
            <text:p text:style-name="P9">18</text:p>
          </table:table-cell>
          <table:table-cell table:style-name="Tabel1.B2" office:value-type="string">
            <text:p text:style-name="P9">35</text:p>
          </table:table-cell>
          <table:table-cell table:style-name="Tabel1.J2" office:value-type="string">
            <text:p text:style-name="P9">22</text:p>
          </table:table-cell>
        </table:table-row>
        <table:table-row>
          <table:table-cell table:style-name="Tabel1.A2" office:value-type="string">
            <text:p text:style-name="P9">8</text:p>
          </table:table-cell>
          <table:table-cell table:style-name="Tabel1.B2" office:value-type="string">
            <text:p text:style-name="P9">11</text:p>
          </table:table-cell>
          <table:table-cell table:style-name="Tabel1.B2" office:value-type="string">
            <text:p text:style-name="P9">40</text:p>
          </table:table-cell>
          <table:table-cell table:style-name="Tabel1.B2" office:value-type="string">
            <text:p text:style-name="P9">75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50</text:p>
          </table:table-cell>
          <table:table-cell table:style-name="Tabel1.B2" office:value-type="string">
            <text:p text:style-name="P9">65</text:p>
          </table:table-cell>
          <table:table-cell table:style-name="Tabel1.B2" office:value-type="string">
            <text:p text:style-name="P9">19</text:p>
          </table:table-cell>
          <table:table-cell table:style-name="Tabel1.B2" office:value-type="string">
            <text:p text:style-name="P9">30</text:p>
          </table:table-cell>
          <table:table-cell table:style-name="Tabel1.J2" office:value-type="string">
            <text:p text:style-name="P9">35</text:p>
          </table:table-cell>
        </table:table-row>
        <table:table-row>
          <table:table-cell table:style-name="Tabel1.A2" office:value-type="string">
            <text:p text:style-name="P9">9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35</text:p>
          </table:table-cell>
          <table:table-cell table:style-name="Tabel1.B2" office:value-type="string">
            <text:p text:style-name="P9">20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45</text:p>
          </table:table-cell>
          <table:table-cell table:style-name="Tabel1.B2" office:value-type="string">
            <text:p text:style-name="P9">30</text:p>
          </table:table-cell>
          <table:table-cell table:style-name="Tabel1.B2" office:value-type="string">
            <text:p text:style-name="P9">15</text:p>
          </table:table-cell>
          <table:table-cell table:style-name="Tabel1.B2" office:value-type="string">
            <text:p text:style-name="P9">25</text:p>
          </table:table-cell>
          <table:table-cell table:style-name="Tabel1.J2" office:value-type="string">
            <text:p text:style-name="P9">30</text:p>
          </table:table-cell>
        </table:table-row>
        <table:table-row>
          <table:table-cell table:style-name="Tabel1.A2" office:value-type="string">
            <text:p text:style-name="P9">10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33</text:p>
          </table:table-cell>
          <table:table-cell table:style-name="Tabel1.B2" office:value-type="string">
            <text:p text:style-name="P9">20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43</text:p>
          </table:table-cell>
          <table:table-cell table:style-name="Tabel1.B2" office:value-type="string">
            <text:p text:style-name="P9">30</text:p>
          </table:table-cell>
          <table:table-cell table:style-name="Tabel1.B2" office:value-type="string">
            <text:p text:style-name="P9">9</text:p>
          </table:table-cell>
          <table:table-cell table:style-name="Tabel1.B2" office:value-type="string">
            <text:p text:style-name="P9">23</text:p>
          </table:table-cell>
          <table:table-cell table:style-name="Tabel1.J2" office:value-type="string">
            <text:p text:style-name="P9">20</text:p>
          </table:table-cell>
        </table:table-row>
        <table:table-row>
          <table:table-cell table:style-name="Tabel1.A2" office:value-type="string">
            <text:p text:style-name="P9">11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20</text:p>
          </table:table-cell>
          <table:table-cell table:style-name="Tabel1.B2" office:value-type="string">
            <text:p text:style-name="P9">15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30</text:p>
          </table:table-cell>
          <table:table-cell table:style-name="Tabel1.B2" office:value-type="string">
            <text:p text:style-name="P9">25</text:p>
          </table:table-cell>
          <table:table-cell table:style-name="Tabel1.B2" office:value-type="string">
            <text:p text:style-name="P9">7</text:p>
          </table:table-cell>
          <table:table-cell table:style-name="Tabel1.B2" office:value-type="string">
            <text:p text:style-name="P9">20</text:p>
          </table:table-cell>
          <table:table-cell table:style-name="Tabel1.J2" office:value-type="string">
            <text:p text:style-name="P9">15</text:p>
          </table:table-cell>
        </table:table-row>
        <table:table-row table:style-name="Tabel1.14">
          <table:table-cell table:style-name="Tabel1.A2" office:value-type="string">
            <text:p text:style-name="P9">12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12</text:p>
          </table:table-cell>
          <table:table-cell table:style-name="Tabel1.B2" office:value-type="string">
            <text:p text:style-name="P9">10</text:p>
          </table:table-cell>
          <table:table-cell table:style-name="Tabel1.B2" office:value-type="string">
            <text:p text:style-name="P9">20</text:p>
          </table:table-cell>
          <table:table-cell table:style-name="Tabel1.B2" office:value-type="string">
            <text:p text:style-name="P9">22</text:p>
          </table:table-cell>
          <table:table-cell table:style-name="Tabel1.B2" office:value-type="string">
            <text:p text:style-name="P9">6</text:p>
          </table:table-cell>
          <table:table-cell table:style-name="Tabel1.B2" office:value-type="string">
            <text:p text:style-name="P9">10</text:p>
          </table:table-cell>
          <table:table-cell table:style-name="Tabel1.J2" office:value-type="string">
            <text:p text:style-name="P9">12</text:p>
          </table:table-cell>
        </table:table-row>
      </table:table>
      <text:p text:style-name="P20"/>
      <text:p text:style-name="P21">Figura n.º 1 – Tabela com os custos de cada tipo de marmelada para cada mês do ano de 205<text:span text:style-name="T27">7</text:span>.</text:p>
      <text:p text:style-name="P21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R</text:p>
          </table:table-cell>
          <table:table-cell table:style-name="Table1.A1" office:value-type="string">
            <text:p text:style-name="P16">C</text:p>
          </table:table-cell>
          <table:table-cell table:style-name="Table1.A1" office:value-type="string">
            <text:p text:style-name="P16">I</text:p>
          </table:table-cell>
        </table:table-row>
        <table:table-row table:style-name="Table1.2">
          <table:table-cell table:style-name="Table1.A2" office:value-type="string">
            <text:p text:style-name="P12">Cleaning</text:p>
          </table:table-cell>
          <table:table-cell table:style-name="Table1.B2" office:value-type="float" office:value="1000">
            <text:p text:style-name="P11">1000</text:p>
          </table:table-cell>
          <table:table-cell table:style-name="Table1.B2" office:value-type="float" office:value="1535">
            <text:p text:style-name="P11">1535</text:p>
          </table:table-cell>
          <table:table-cell table:style-name="Table1.B2" office:value-type="float" office:value="1750">
            <text:p text:style-name="P11">1750</text:p>
          </table:table-cell>
        </table:table-row>
        <table:table-row table:style-name="Table1.3">
          <table:table-cell table:style-name="Table1.A2" office:value-type="string">
            <text:p text:style-name="P12">Cooking</text:p>
          </table:table-cell>
          <table:table-cell table:style-name="Table1.B2" office:value-type="float" office:value="1850">
            <text:p text:style-name="P11">1850</text:p>
          </table:table-cell>
          <table:table-cell table:style-name="Table1.B2" office:value-type="float" office:value="850">
            <text:p text:style-name="P11">850</text:p>
          </table:table-cell>
          <table:table-cell table:style-name="Table1.B2" office:value-type="float" office:value="1200">
            <text:p text:style-name="P11">1200</text:p>
          </table:table-cell>
        </table:table-row>
        <table:table-row table:style-name="Table1.4">
          <table:table-cell table:style-name="Table1.A4" office:value-type="string">
            <text:p text:style-name="P12">Packing</text:p>
          </table:table-cell>
          <table:table-cell table:style-name="Table1.B4" office:value-type="float" office:value="750">
            <text:p text:style-name="P11">750</text:p>
          </table:table-cell>
          <table:table-cell table:style-name="Table1.B4" office:value-type="float" office:value="1500">
            <text:p text:style-name="P11">1500</text:p>
          </table:table-cell>
          <table:table-cell table:style-name="Table1.B4" office:value-type="float" office:value="2000">
            <text:p text:style-name="P11">2000</text:p>
          </table:table-cell>
        </table:table-row>
      </table:table>
      <text:p text:style-name="P21"/>
      <text:p text:style-name="P22"><text:span text:style-name="T13">Figura n.º </text:span><text:span text:style-name="T14">2</text:span><text:span text:style-name="T13"> – Tabela </text:span><text:span text:style-name="T14">que representa as quantidaes de cada tipo de marmelada que pode ser produzida por cada fase da produção.</text:span></text:p>
      <text:h text:style-name="P7" text:outline-level="1">Explicação da<text:span text:style-name="T39">s</text:span> implementaç<text:span text:style-name="T39">ões</text:span></text:h>
      <text:p text:style-name="P29"><text:span text:style-name="T17">Primeiramente, a implementção do modelo foi dividida em </text:span><text:span text:style-name="T29">2</text:span><text:span text:style-name="T17"> ficheiros. </text:span><text:span text:style-name="T29">Um</text:span><text:span text:style-name="T17"> ficheiro </text:span><text:span text:style-name="T29">modelo1</text:span><text:span text:style-name="T17">.mod e </text:span><text:span text:style-name="T29">outro</text:span><text:span text:style-name="T17"> </text:span><text:span text:style-name="T29">modelo1</text:span><text:span text:style-name="T17">.dat.</text:span></text:p>
      <text:p text:style-name="P24"><text:span text:style-name="T18">Na primeira questão, criamos sete conju</text:span><text:span text:style-name="T31">n</text:span><text:span text:style-name="T18">tos:</text:span></text:p>
      <text:p text:style-name="P33"><text:span text:style-name="T21">s</text:span><text:span text:style-name="T19">et</text:span> Month; <text:s/><text:span text:style-name="T19">set</text:span> Venus; <text:s/><text:span text:style-name="T19">set</text:span> Marth; <text:s/><text:span text:style-name="T19">set</text:span> Mercury; <text:s/><text:span text:style-name="T19">set</text:span> F1; <text:s/><text:span text:style-name="T19">set</text:span> F2; <text:s/><text:span text:style-name="T19">set</text:span> F3; <text:s text:c="664"/></text:p>
      <text:p text:style-name="P25"><text:span text:style-name="T22">Com </text:span><text:span text:style-name="T27">os conjuntos anteriormente referidos temos os seguintes membros para cada conjunto</text:span><text:span text:style-name="T22">: </text:span></text:p>
      <text:p text:style-name="P34"><text:span text:style-name="T20">set</text:span><text:span text:style-name="T22"> Month := 1 2 3 4 5 6 7 8 9 10 11 12; <text:s text:c="92"/></text:span><text:span text:style-name="T19">set</text:span> Venus := rvenus cvenus ivenus; <text:s text:c="100"/><text:span text:style-name="T19">set</text:span> Marth := rmarth cmarth imarth; <text:s text:c="100"/><text:soft-page-break/><text:span text:style-name="T19">set</text:span> Mercury := rmercury cmercury imercury; <text:s text:c="87"/><text:span text:style-name="T19">set</text:span> F1 := rvenus rmarth rmercury; <text:s text:c="102"/><text:span text:style-name="T19">set</text:span> F2 := cvenus cmarth cmercury; <text:s text:c="102"/><text:span text:style-name="T19">set</text:span> F3 := ivenus imarth imercury;</text:p>
      <text:p text:style-name="P28"><text:span text:style-name="T26">Em que o conjunto Month representa os doze meses de um ano como forma de objecto. Venus, Marth e Mercury </text:span><text:span text:style-name="T27">contêm para cada um deles três objetos que representam os tipos de marmelada exportada para cada planeta. </text:span><text:span text:style-name="T29">Enquanto que os conjuntos F1, F2 e F3 representam as quantidades de marmeladas enviadas para cada tipo. F1 para a regular, F2 para classica e F3 para intensa.</text:span></text:p>
      <text:p text:style-name="P26">Também criamos 3 parâmetros <text:span text:style-name="T29">para representar a primeira tabela, ou seja, para representar o custo para cada tipo de marmelada para um dado mês. </text:span><text:span text:style-name="T32">Os membros de cada parâmetro corresponde</text:span><text:span text:style-name="T33">m</text:span><text:span text:style-name="T32"> à Figura n.º 1.</text:span></text:p>
      <text:p text:style-name="P32"><text:span text:style-name="T19">param</text:span> a{i <text:span text:style-name="T19">in</text:span> Month, v <text:span text:style-name="T19">in</text:span> Venus}; <text:s text:c="101"/><text:span text:style-name="T19">param</text:span> b{i <text:span text:style-name="T19">in</text:span> Month, m <text:span text:style-name="T19">in</text:span> Marth}; <text:s text:c="93"/><text:span text:style-name="T19">param</text:span> c{i <text:span text:style-name="T19">in</text:span> Month, e <text:span text:style-name="T19">in</text:span> Mercury};</text:p>
      <text:p text:style-name="P26"><text:span text:style-name="T34">Implementamos também seis</text:span> variaveis <text:span text:style-name="T34">das quais a x,y,z representam a quantidade de marmelada exportada por cada tipo, x para o tipo R, y para o tipo C e z para o tipo I.</text:span></text:p>
      <text:p text:style-name="P32"><text:span text:style-name="T19">var</text:span> x{i <text:span text:style-name="T19">in</text:span> Month, v <text:span text:style-name="T19">in</text:span> Venus} <text:span text:style-name="T19">integer</text:span> <text:span text:style-name="T19">&gt;=</text:span> <text:span text:style-name="T23">0</text:span>; <text:s text:c="83"/><text:span text:style-name="T19">var</text:span> y{i <text:span text:style-name="T19">in</text:span> Month, m <text:span text:style-name="T19">in</text:span> Marth} <text:span text:style-name="T19">integer</text:span> <text:span text:style-name="T19">&gt;=</text:span> <text:span text:style-name="T23">0</text:span>; <text:s text:c="83"/><text:span text:style-name="T19">var</text:span> z{i <text:span text:style-name="T19">in</text:span> Month, e <text:span text:style-name="T19">in</text:span> Mercury} <text:span text:style-name="T19">integer</text:span> <text:span text:style-name="T19">&gt;=</text:span> <text:span text:style-name="T23">0</text:span>; <text:s text:c="82"/><text:span text:style-name="T19">var</text:span> w{i <text:span text:style-name="T19">in</text:span> Month, f <text:span text:style-name="T19">in</text:span> F1} <text:span text:style-name="T19">integer</text:span> <text:span text:style-name="T19">&gt;=</text:span> <text:span text:style-name="T23">0</text:span>; <text:s text:c="89"/><text:span text:style-name="T19">var</text:span> t{i <text:span text:style-name="T19">in</text:span> Month, f <text:span text:style-name="T19">in</text:span> F2} <text:span text:style-name="T19">integer</text:span> <text:span text:style-name="T19">&gt;=</text:span> <text:span text:style-name="T23">0</text:span>; <text:s text:c="92"/><text:span text:style-name="T19">var</text:span> u{i <text:span text:style-name="T19">in</text:span> Month, f <text:span text:style-name="T19">in</text:span> F3} <text:span text:style-name="T19">integer</text:span> <text:span text:style-name="T19">&gt;=</text:span> <text:span text:style-name="T23">0</text:span><text:span text:style-name="T24">;</text:span></text:p>
      <text:p text:style-name="P30"><text:span text:style-name="T24">A função objetivo foi definida da seguinte maneira:</text:span></text:p>
      <text:p text:style-name="P32"><text:span text:style-name="T19">maximize</text:span><text:span text:style-name="T24"> maximo</text:span><text:span text:style-name="T19">:</text:span><text:span text:style-name="T24"> </text:span><text:span text:style-name="T19">sum</text:span><text:span text:style-name="T24">{i </text:span><text:span text:style-name="T19">in</text:span><text:span text:style-name="T24"> Month, v </text:span><text:span text:style-name="T19">in</text:span><text:span text:style-name="T24"> Venus} a[i,v] </text:span><text:span text:style-name="T19">*</text:span><text:span text:style-name="T24"> x[i,v</text:span><text:span text:style-name="T25">]</text:span><text:span text:style-name="T19">+</text:span><text:span text:style-name="T24"> </text:span><text:span text:style-name="T19">sum</text:span><text:span text:style-name="T24">{i </text:span><text:span text:style-name="T19">in</text:span><text:span text:style-name="T24"> Month, m </text:span><text:span text:style-name="T19">in</text:span><text:span text:style-name="T24"> Marth} b[i,m] </text:span><text:span text:style-name="T19">*</text:span><text:span text:style-name="T24"> y[i,m</text:span><text:span text:style-name="T25">]</text:span><text:span text:style-name="T19">+</text:span><text:span text:style-name="T24"> </text:span><text:span text:style-name="T19">sum</text:span><text:span text:style-name="T24">{i </text:span><text:span text:style-name="T19">in</text:span><text:span text:style-name="T24"> Month, e </text:span><text:span text:style-name="T19">in</text:span><text:span text:style-name="T24"> Mercury} c[i,e</text:span><text:span text:style-name="T25">]</text:span><text:span text:style-name="T19">*</text:span><text:span text:style-name="T24">z[i,e];</text:span></text:p>
      <text:p text:style-name="P37"><text:span text:style-name="T24"/></text:p>
      <text:p text:style-name="P31"><text:span text:style-name="T24">Restrições:</text:span></text:p>
      <text:p text:style-name="P35"><text:span text:style-name="T19">s.t.</text:span><text:span text:style-name="T24"> r1{i </text:span><text:span text:style-name="T19">in</text:span><text:span text:style-name="T24"> Month}</text:span><text:span text:style-name="T36">:</text:span><text:span text:style-name="T24"> </text:span><text:span text:style-name="T19">sum</text:span><text:span text:style-name="T24">{v </text:span><text:span text:style-name="T19">in</text:span><text:span text:style-name="T24"> Venus} x[i,v] </text:span><text:span text:style-name="T19">&lt;=</text:span><text:span text:style-name="T24"> </text:span><text:span text:style-name="T23">1000</text:span><text:span text:style-name="T24">;</text:span></text:p>
      <text:p text:style-name="P35"><text:span text:style-name="T19">s.t.</text:span><text:span text:style-name="T24"> r2{i </text:span><text:span text:style-name="T19">in</text:span><text:span text:style-name="T24"> Month}</text:span><text:span text:style-name="T36">: </text:span><text:span text:style-name="T19">sum</text:span><text:span text:style-name="T24">{m </text:span><text:span text:style-name="T19">in</text:span><text:span text:style-name="T24"> Marth} y[i,m] </text:span><text:span text:style-name="T19">&lt;=</text:span><text:span text:style-name="T24"> </text:span><text:span text:style-name="T23">1000</text:span><text:span text:style-name="T24">;</text:span></text:p>
      <text:p text:style-name="P35"><text:span text:style-name="T19">s.t.</text:span><text:span text:style-name="T24"> r3{i </text:span><text:span text:style-name="T19">in</text:span><text:span text:style-name="T24"> Month}</text:span><text:span text:style-name="T36">: </text:span><text:span text:style-name="T19">sum</text:span><text:span text:style-name="T24">{e </text:span><text:span text:style-name="T19">in</text:span><text:span text:style-name="T24"> Mercury} z[i,e] </text:span><text:span text:style-name="T19">&lt;=</text:span><text:span text:style-name="T24"> </text:span><text:span text:style-name="T23">1000</text:span><text:span text:style-name="T24">;</text:span></text:p>
      <text:p text:style-name="P35"><text:span text:style-name="T19">s.t.</text:span><text:span text:style-name="T24"> r4{i </text:span><text:span text:style-name="T19">in</text:span><text:span text:style-name="T24"> Month}</text:span><text:span text:style-name="T36">:</text:span><text:span text:style-name="T24"> (</text:span><text:span text:style-name="T19">sum</text:span><text:span text:style-name="T24">{f </text:span><text:span text:style-name="T19">in</text:span><text:span text:style-name="T24"> F1} w[i,f]</text:span><text:span text:style-name="T36">/</text:span><text:span text:style-name="T23">1000</text:span><text:span text:style-name="T24"> + </text:span><text:span text:style-name="T19">sum</text:span><text:span text:style-name="T24">{f </text:span><text:span text:style-name="T19">in</text:span><text:span text:style-name="T24"> F2} t[i,f]</text:span><text:span text:style-name="T36">/</text:span><text:span text:style-name="T23">1535</text:span><text:span text:style-name="T24"> + </text:span><text:span text:style-name="T19">sum</text:span><text:span text:style-name="T24"> {f </text:span><text:span text:style-name="T19">in</text:span><text:span text:style-name="T24"> F3} u[i,f]</text:span><text:span text:style-name="T36">/</text:span><text:span text:style-name="T23">1750</text:span><text:span text:style-name="T24">) </text:span><text:span text:style-name="T19">&lt;= </text:span><text:span text:style-name="T23">1</text:span><text:span text:style-name="T24">;</text:span></text:p>
      <text:p text:style-name="P35"><text:span text:style-name="T19">s.t.</text:span><text:span text:style-name="T24"> r5{i </text:span><text:span text:style-name="T19">in</text:span><text:span text:style-name="T24"> Month}</text:span><text:span text:style-name="T36">:</text:span><text:span text:style-name="T24"> (</text:span><text:span text:style-name="T19">sum</text:span><text:span text:style-name="T24">{f </text:span><text:span text:style-name="T19">in</text:span><text:span text:style-name="T24"> F1} w[i,f]</text:span><text:span text:style-name="T36">/</text:span><text:span text:style-name="T23">1850</text:span><text:span text:style-name="T24"> + </text:span><text:span text:style-name="T19">sum</text:span><text:span text:style-name="T24">{f </text:span><text:span text:style-name="T19">in</text:span><text:span text:style-name="T24"> F2} t[i,f]</text:span><text:span text:style-name="T36">/</text:span><text:span text:style-name="T23">850</text:span><text:span text:style-name="T24"> + </text:span><text:span text:style-name="T19">sum</text:span><text:span text:style-name="T24">{ f </text:span><text:span text:style-name="T19">in</text:span><text:span text:style-name="T24"> F3} u[i,f]</text:span><text:span text:style-name="T36">/</text:span><text:span text:style-name="T23">1200</text:span><text:span text:style-name="T24">) </text:span><text:span text:style-name="T19">&lt;= </text:span><text:span text:style-name="T23">1</text:span><text:span text:style-name="T24">;</text:span></text:p>
      <text:p text:style-name="P35"><text:span text:style-name="T19">s.t.</text:span><text:span text:style-name="T24"> r6{i </text:span><text:span text:style-name="T19">in</text:span><text:span text:style-name="T24"> Month}</text:span><text:span text:style-name="T36">:</text:span><text:span text:style-name="T24"> (</text:span><text:span text:style-name="T19">sum</text:span><text:span text:style-name="T24">{f </text:span><text:span text:style-name="T19">in</text:span><text:span text:style-name="T24"> F1} w[i,f]</text:span><text:span text:style-name="T36">/</text:span><text:span text:style-name="T23">750</text:span><text:span text:style-name="T24"> + </text:span><text:span text:style-name="T19">sum</text:span><text:span text:style-name="T24">{f </text:span><text:span text:style-name="T19">in</text:span><text:span text:style-name="T24"> F2} t[i,f]</text:span><text:span text:style-name="T36">/</text:span><text:span text:style-name="T23">1500</text:span><text:span text:style-name="T24"> + </text:span><text:span text:style-name="T19">sum</text:span><text:span text:style-name="T24">{ f </text:span><text:span text:style-name="T19">in</text:span><text:span text:style-name="T24"> F3} u[i,f]</text:span><text:span text:style-name="T36">/</text:span><text:span text:style-name="T23">2000</text:span><text:span text:style-name="T24">) </text:span><text:span text:style-name="T19">&lt;= </text:span><text:span text:style-name="T23">1</text:span><text:span text:style-name="T24">;</text:span></text:p>
      <text:p text:style-name="P35"><text:span text:style-name="T19">s.t.</text:span><text:span text:style-name="T24"> r7{i </text:span><text:span text:style-name="T19">in</text:span><text:span text:style-name="T24"> Month}</text:span><text:span text:style-name="T36">:</text:span><text:span text:style-name="T24"> w[i,</text:span><text:span text:style-name="T35">"rvenus"</text:span><text:span text:style-name="T24">] </text:span><text:span text:style-name="T36">=</text:span><text:span text:style-name="T24"> x[i,</text:span><text:span text:style-name="T35">"rvenus"</text:span><text:span text:style-name="T24">];</text:span></text:p>
      <text:p text:style-name="P35"><text:soft-page-break/><text:span text:style-name="T19">s.t.</text:span><text:span text:style-name="T24"> r8{i </text:span><text:span text:style-name="T19">in</text:span><text:span text:style-name="T24"> Month}</text:span><text:span text:style-name="T36">:</text:span><text:span text:style-name="T24"> t[i,</text:span><text:span text:style-name="T35">"cvenus"</text:span><text:span text:style-name="T24">] </text:span><text:span text:style-name="T36">=</text:span><text:span text:style-name="T24"> x[i,</text:span><text:span text:style-name="T35">"cvenus"</text:span><text:span text:style-name="T24">];</text:span></text:p>
      <text:p text:style-name="P35"><text:span text:style-name="T19">s.t.</text:span><text:span text:style-name="T24"> r9{i </text:span><text:span text:style-name="T36">in</text:span><text:span text:style-name="T24"> Month}</text:span><text:span text:style-name="T36">:</text:span><text:span text:style-name="T24"> u[i,</text:span><text:span text:style-name="T35">"ivenus"</text:span><text:span text:style-name="T24">] </text:span><text:span text:style-name="T36">=</text:span><text:span text:style-name="T24"> x[i,</text:span><text:span text:style-name="T35">"ivenus</text:span><text:span text:style-name="T24">"];</text:span></text:p>
      <text:p text:style-name="P35"><text:span text:style-name="T19">s.t.</text:span><text:span text:style-name="T24"> r10{i </text:span><text:span text:style-name="T36">in</text:span><text:span text:style-name="T24"> Month}</text:span><text:span text:style-name="T36">: </text:span><text:span text:style-name="T24">w[i,</text:span><text:span text:style-name="T35">"rmarth"</text:span><text:span text:style-name="T24">] </text:span><text:span text:style-name="T36">=</text:span><text:span text:style-name="T24"> y[i,</text:span><text:span text:style-name="T35">"rmarth"</text:span><text:span text:style-name="T24">];</text:span></text:p>
      <text:p text:style-name="P35"><text:span text:style-name="T19">s.t. </text:span><text:span text:style-name="T24">r11{i </text:span><text:span text:style-name="T36">in</text:span><text:span text:style-name="T24"> Month}</text:span><text:span text:style-name="T36">:</text:span><text:span text:style-name="T24"> t[i,</text:span><text:span text:style-name="T35">"cmarth"</text:span><text:span text:style-name="T24">] </text:span><text:span text:style-name="T36">=</text:span><text:span text:style-name="T24"> y[i,</text:span><text:span text:style-name="T35">"cmarth"</text:span><text:span text:style-name="T24">];</text:span></text:p>
      <text:p text:style-name="P35"><text:span text:style-name="T19">s.t.</text:span><text:span text:style-name="T24"> r12{i </text:span><text:span text:style-name="T36">in</text:span><text:span text:style-name="T24"> Month}</text:span><text:span text:style-name="T36">:</text:span><text:span text:style-name="T24"> u[i,</text:span><text:span text:style-name="T35">"imarth"</text:span><text:span text:style-name="T24">] </text:span><text:span text:style-name="T36">=</text:span><text:span text:style-name="T24"> y[i,</text:span><text:span text:style-name="T35">"imarth"</text:span><text:span text:style-name="T24">];</text:span></text:p>
      <text:p text:style-name="P35"><text:span text:style-name="T19">s.t.</text:span><text:span text:style-name="T24"> r13{i </text:span><text:span text:style-name="T36">in</text:span><text:span text:style-name="T24"> Month}</text:span><text:span text:style-name="T36">:</text:span><text:span text:style-name="T24"> w[i,</text:span><text:span text:style-name="T35">"rmercury</text:span><text:span text:style-name="T24">"] </text:span><text:span text:style-name="T36">=</text:span><text:span text:style-name="T24"> z[i,</text:span><text:span text:style-name="T35">"rmercury</text:span><text:span text:style-name="T24">"];</text:span></text:p>
      <text:p text:style-name="P35"><text:span text:style-name="T19">s.t. </text:span><text:span text:style-name="T24">r14{i </text:span><text:span text:style-name="T36">in</text:span><text:span text:style-name="T24"> Month}</text:span><text:span text:style-name="T36">:</text:span><text:span text:style-name="T24"> t[i,</text:span><text:span text:style-name="T35">"cmercury"</text:span><text:span text:style-name="T24">] </text:span><text:span text:style-name="T36">=</text:span><text:span text:style-name="T24"> z[i,</text:span><text:span text:style-name="T35">"cmercury"</text:span><text:span text:style-name="T24">];</text:span></text:p>
      <text:p text:style-name="P35"><text:span text:style-name="T19">s.t.</text:span><text:span text:style-name="T24"> r15{i </text:span><text:span text:style-name="T36">in</text:span><text:span text:style-name="T24"> Month}</text:span><text:span text:style-name="T36">:</text:span><text:span text:style-name="T24"> u[i,</text:span><text:span text:style-name="T35">"imercury"</text:span><text:span text:style-name="T24">] </text:span><text:span text:style-name="T36">=</text:span><text:span text:style-name="T24"> z[i,</text:span><text:span text:style-name="T35">"imercury"</text:span><text:span text:style-name="T24">];</text:span></text:p>
      <text:p text:style-name="P35"><text:span text:style-name="T24"/></text:p>
      <text:h text:style-name="P8" text:outline-level="1"><text:span text:style-name="T11">Resultados</text:span></text:h>
      <text:p text:style-name="P27">A primeira questão já foi anteriormente resolvida à quando da explicação da implementação.</text:p>
      <text:p text:style-name="P27">De seguida, na segunda questão e <text:span text:style-name="T29">usando </text:span>como referência a primeira questão, a receita ótima <text:span text:style-name="T29">obtida</text:span> é de 492946 solarcoins, </text:p>
      <text:p text:style-name="P17"><text:span text:style-name="T37">Através da analise do ficheiro modelo1.sol podemos verificar que as restrições pertencentes ao cooking estão todas 1, ou seja , têm o maior valor possível enquanto que no packing tem valor máximo em apenas dois meses. Isto implica que </text:span><text:span text:style-name="T38">a empresa pode aumentar as linhas de produção de cooking e pack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PT">
      <number:number number:min-integer-digits="1"/>
    </number:number-style>
    <number:text-style style:name="N20100" number:language="pt" number:country="PT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20100">
      <style:table-cell-properties fo:padding="0cm" fo:padding-left="0cm" fo:padding-right="0cm" fo:padding-top="0cm" fo:padding-bottom="0cm"/>
    </style:style>
    <style:style style:name="Academic.4" style:family="table-cell" style:data-style-name="N20000">
      <style:table-cell-properties fo:padding="0cm" fo:padding-left="0cm" fo:padding-right="0cm" fo:padding-top="0cm" fo:padding-bottom="0cm"/>
    </style:style>
    <style:style style:name="Academic.5" style:family="table-cell" style:data-style-name="N20000">
      <style:table-cell-properties fo:padding="0cm" fo:padding-left="0cm" fo:padding-right="0cm" fo:padding-top="0cm" fo:padding-bottom="0cm"/>
    </style:style>
    <style:style style:name="Academic.6" style:family="table-cell" style:data-style-name="N20100">
      <style:table-cell-properties fo:padding="0cm" fo:padding-left="0cm" fo:padding-right="0cm" fo:padding-top="0cm" fo:padding-bottom="0cm"/>
    </style:style>
    <style:style style:name="Academic.7" style:family="table-cell" style:data-style-name="N20000">
      <style:table-cell-properties fo:padding="0cm" fo:padding-left="0cm" fo:padding-right="0cm" fo:padding-top="0cm" fo:padding-bottom="0cm"/>
    </style:style>
    <style:style style:name="Academic.8" style:family="table-cell" style:data-style-name="N20000">
      <style:table-cell-properties fo:padding="0cm" fo:padding-left="0cm" fo:padding-right="0cm" fo:padding-top="0cm" fo:padding-bottom="0cm"/>
    </style:style>
    <style:style style:name="Academic.9" style:family="table-cell" style:data-style-name="N20000">
      <style:table-cell-properties fo:padding="0cm" fo:padding-left="0cm" fo:padding-right="0cm" fo:padding-top="0cm" fo:padding-bottom="0cm"/>
    </style:style>
    <style:style style:name="Academic.10" style:family="table-cell" style:data-style-name="N20000">
      <style:table-cell-properties fo:padding="0cm" fo:padding-left="0cm" fo:padding-right="0cm" fo:padding-top="0cm" fo:padding-bottom="0cm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text-properties fo:language="pt" fo:country="PT" officeooo:paragraph-rsid="000b690f"/>
    </style:style>
    <style:style style:name="MP2" style:family="paragraph" style:parent-style-name="Header">
      <style:text-properties officeooo:paragraph-rsid="000b690f"/>
    </style:style>
    <style:style style:name="MP3" style:family="paragraph" style:parent-style-name="Footer">
      <style:text-properties officeooo:paragraph-rsid="001d01d8"/>
    </style:style>
    <style:style style:name="MT1" style:family="text">
      <style:text-properties officeooo:rsid="002b6040"/>
    </style:style>
    <style:style style:name="MT2" style:family="text">
      <style:text-properties officeooo:rsid="002763f1"/>
    </style:style>
    <style:style style:name="MT3" style:family="text">
      <style:text-properties fo:language="pt" fo:country="PT" officeooo:rsid="002b6040"/>
    </style:style>
    <style:style style:name="MT4" style:family="text">
      <style:text-properties fo:language="pt" fo:country="PT" officeooo:rsid="002763f1"/>
    </style:style>
    <style:style style:name="MT5" style:family="text">
      <style:text-properties fo:language="pt" fo:country="PT" officeooo:rsid="000b69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99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epartamento de Ciência de Computadores</text:span><text:span text:style-name="MT2"><text:tab/><text:tab/></text:span><text:span text:style-name="MT1">FCUP</text:span></text:p>
        <text:p text:style-name="MP1"/>
        <text:p text:style-name="MP2"><text:span text:style-name="MT3">Métodos de Apoio à Decisão CC3003<text:tab/><text:tab/></text:span><text:span text:style-name="MT4">[</text:span><text:span text:style-name="MT5">9</text:span><text:span text:style-name="MT4"> Abril, 2021]</text:span></text:p>
      </style:header>
      <style:footer>
        <text:p text:style-name="MP3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5:51:44.623408535</meta:creation-date>
    <dc:date>2021-04-09T20:18:48.976426749</dc:date>
    <meta:editing-duration>PT9H7M59S</meta:editing-duration>
    <meta:editing-cycles>27</meta:editing-cycles>
    <meta:generator>LibreOffice/6.4.6.2$Linux_X86_64 LibreOffice_project/40$Build-2</meta:generator>
    <meta:document-statistic meta:table-count="2" meta:image-count="0" meta:object-count="0" meta:page-count="4" meta:paragraph-count="194" meta:word-count="1153" meta:character-count="8074" meta:non-whitespace-character-count="5226"/>
  </office:meta>
</office:document-meta>
</file>